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5-08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376" calcext:value-type="float">
            <text:p>174.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5-04-24 0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97616" calcext:value-type="float">
            <text:p>175.9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5-01-24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22912" calcext:value-type="float">
            <text:p>177.2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4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49376" calcext:value-type="float">
            <text:p>178.6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4-08-2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75384" calcext:value-type="float">
            <text:p>179.4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4-05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08072" calcext:value-type="float">
            <text:p>180.4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4-02-2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1536" calcext:value-type="float">
            <text:p>180.6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3-12-0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8592" calcext:value-type="float">
            <text:p>180.7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3-05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2704" calcext:value-type="float">
            <text:p>180.8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11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7904" calcext:value-type="float">
            <text:p>180.5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8-3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72664" calcext:value-type="float">
            <text:p>180.5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5296" calcext:value-type="float">
            <text:p>180.2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3104" calcext:value-type="float">
            <text:p>180.2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444" calcext:value-type="float">
            <text:p>180.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444" calcext:value-type="float">
            <text:p>180.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6152" calcext:value-type="float">
            <text:p>180.2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5296" calcext:value-type="float">
            <text:p>180.2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7008" calcext:value-type="float">
            <text:p>180.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8344" calcext:value-type="float">
            <text:p>180.2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5 0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2624" calcext:value-type="float">
            <text:p>180.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5192" calcext:value-type="float">
            <text:p>180.2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2624" calcext:value-type="float">
            <text:p>180.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9952" calcext:value-type="float">
            <text:p>180.2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0432" calcext:value-type="float">
            <text:p>180.2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6528" calcext:value-type="float">
            <text:p>180.2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0432" calcext:value-type="float">
            <text:p>180.2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5192" calcext:value-type="float">
            <text:p>180.2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1288" calcext:value-type="float">
            <text:p>180.2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824" calcext:value-type="float">
            <text:p>180.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1768" calcext:value-type="float">
            <text:p>180.2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7864" calcext:value-type="float">
            <text:p>180.2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8 0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9952" calcext:value-type="float">
            <text:p>180.2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4128" calcext:value-type="float">
            <text:p>180.0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4984" calcext:value-type="float">
            <text:p>180.0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9264" calcext:value-type="float">
            <text:p>180.0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1456" calcext:value-type="float">
            <text:p>180.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6216" calcext:value-type="float">
            <text:p>180.0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1832" calcext:value-type="float">
            <text:p>180.0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6216" calcext:value-type="float">
            <text:p>180.0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1456" calcext:value-type="float">
            <text:p>180.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9264" calcext:value-type="float">
            <text:p>180.0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012" calcext:value-type="float">
            <text:p>180.0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1456" calcext:value-type="float">
            <text:p>180.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1456" calcext:value-type="float">
            <text:p>180.0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7072" calcext:value-type="float">
            <text:p>180.0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8784" calcext:value-type="float">
            <text:p>180.0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4024" calcext:value-type="float">
            <text:p>180.0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2792" calcext:value-type="float">
            <text:p>180.0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06" calcext:value-type="float">
            <text:p>180.0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3648" calcext:value-type="float">
            <text:p>180.0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6696" calcext:value-type="float">
            <text:p>180.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4984" calcext:value-type="float">
            <text:p>180.0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3648" calcext:value-type="float">
            <text:p>180.0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1936" calcext:value-type="float">
            <text:p>180.0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9744" calcext:value-type="float">
            <text:p>180.0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0224" calcext:value-type="float">
            <text:p>180.1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2416" calcext:value-type="float">
            <text:p>180.1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7656" calcext:value-type="float">
            <text:p>180.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8136" calcext:value-type="float">
            <text:p>180.1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10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156" calcext:value-type="float">
            <text:p>180.1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108" calcext:value-type="float">
            <text:p>180.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8512" calcext:value-type="float">
            <text:p>180.1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3272" calcext:value-type="float">
            <text:p>180.1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2896" calcext:value-type="float">
            <text:p>180.1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6424" calcext:value-type="float">
            <text:p>180.1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8888" calcext:value-type="float">
            <text:p>180.0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728" calcext:value-type="float">
            <text:p>180.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68" calcext:value-type="float">
            <text:p>180.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4984" calcext:value-type="float">
            <text:p>180.0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9848" calcext:value-type="float">
            <text:p>180.1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8992" calcext:value-type="float">
            <text:p>180.1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3376" calcext:value-type="float">
            <text:p>180.1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1288" calcext:value-type="float">
            <text:p>180.2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5192" calcext:value-type="float">
            <text:p>180.2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1184" calcext:value-type="float">
            <text:p>180.1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9472" calcext:value-type="float">
            <text:p>180.1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1768" calcext:value-type="float">
            <text:p>180.2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4712" calcext:value-type="float">
            <text:p>180.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3856" calcext:value-type="float">
            <text:p>180.2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2624" calcext:value-type="float">
            <text:p>180.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1288" calcext:value-type="float">
            <text:p>180.2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6528" calcext:value-type="float">
            <text:p>180.2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2248" calcext:value-type="float">
            <text:p>180.2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5776" calcext:value-type="float">
            <text:p>180.3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7008" calcext:value-type="float">
            <text:p>180.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2624" calcext:value-type="float">
            <text:p>180.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7008" calcext:value-type="float">
            <text:p>180.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5192" calcext:value-type="float">
            <text:p>180.2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1768" calcext:value-type="float">
            <text:p>180.2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872" calcext:value-type="float">
            <text:p>180.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7864" calcext:value-type="float">
            <text:p>180.2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444" calcext:value-type="float">
            <text:p>180.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6632" calcext:value-type="float">
            <text:p>180.3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8824" calcext:value-type="float">
            <text:p>180.3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5568" calcext:value-type="float">
            <text:p>180.1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3104" calcext:value-type="float">
            <text:p>180.2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3104" calcext:value-type="float">
            <text:p>180.2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1664" calcext:value-type="float">
            <text:p>180.1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3104" calcext:value-type="float">
            <text:p>180.2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968" calcext:value-type="float">
            <text:p>180.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444" calcext:value-type="float">
            <text:p>180.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0536" calcext:value-type="float">
            <text:p>180.3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872" calcext:value-type="float">
            <text:p>180.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7008" calcext:value-type="float">
            <text:p>180.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6152" calcext:value-type="float">
            <text:p>180.2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8344" calcext:value-type="float">
            <text:p>180.2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8824" calcext:value-type="float">
            <text:p>180.3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7864" calcext:value-type="float">
            <text:p>180.2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01024" calcext:value-type="float">
            <text:p>179.9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779232" calcext:value-type="float">
            <text:p>179.87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0930064516" calcext:value-type="float">
            <text:p>179.8009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55664" calcext:value-type="float">
            <text:p>179.71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473725" calcext:value-type="float">
            <text:p>179.6347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4485737931" calcext:value-type="float">
            <text:p>179.544857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43035870968" calcext:value-type="float">
            <text:p>179.44303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51694193548" calcext:value-type="float">
            <text:p>179.351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81048" calcext:value-type="float">
            <text:p>179.2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361035" calcext:value-type="float">
            <text:p>179.136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72972" calcext:value-type="float">
            <text:p>178.97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58409806452" calcext:value-type="float">
            <text:p>178.85840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7490322581" calcext:value-type="float">
            <text:p>178.777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64321032258" calcext:value-type="float">
            <text:p>178.66432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0631225807" calcext:value-type="float">
            <text:p>178.54063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8150193548" calcext:value-type="float">
            <text:p>178.42815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7126709677" calcext:value-type="float">
            <text:p>178.27712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441462069" calcext:value-type="float">
            <text:p>178.104414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54536258065" calcext:value-type="float">
            <text:p>177.85453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573175" calcext:value-type="float">
            <text:p>177.6857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22632" calcext:value-type="float">
            <text:p>177.5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82003870968" calcext:value-type="float">
            <text:p>177.282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360315" calcext:value-type="float">
            <text:p>177.0360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377464" calcext:value-type="float">
            <text:p>176.83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42907096774" calcext:value-type="float">
            <text:p>176.642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62816" calcext:value-type="float">
            <text:p>176.44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82259870968" calcext:value-type="float">
            <text:p>176.28225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02329548387" calcext:value-type="float">
            <text:p>176.10232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8819096774" calcext:value-type="float">
            <text:p>175.93881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3652285714" calcext:value-type="float">
            <text:p>175.74365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51231483871" calcext:value-type="float">
            <text:p>175.551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0977290323" calcext:value-type="float">
            <text:p>175.36097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5089806452" calcext:value-type="float">
            <text:p>175.1550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5269419355" calcext:value-type="float">
            <text:p>174.94526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8388" calcext:value-type="float">
            <text:p>174.80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60822193548" calcext:value-type="float">
            <text:p>174.66082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495640258065" calcext:value-type="float">
            <text:p>174.49564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12563612903" calcext:value-type="float">
            <text:p>174.3125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104906322581" calcext:value-type="float">
            <text:p>174.10490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83090580645" calcext:value-type="float">
            <text:p>173.88309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43871741936" calcext:value-type="float">
            <text:p>173.64387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14544857143" calcext:value-type="float">
            <text:p>173.41454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9297975" calcext:value-type="float">
            <text:p>173.192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46174709677" calcext:value-type="float">
            <text:p>172.94617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68905032258" calcext:value-type="float">
            <text:p>172.66890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6902116129" calcext:value-type="float">
            <text:p>172.36902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481952" calcext:value-type="float">
            <text:p>172.1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71208" calcext:value-type="float">
            <text:p>171.9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0118" calcext:value-type="float">
            <text:p>170.870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3592774194" calcext:value-type="float">
            <text:p>170.72359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08903724138" calcext:value-type="float">
            <text:p>170.508903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82222709677" calcext:value-type="float">
            <text:p>170.28222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29533677419" calcext:value-type="float">
            <text:p>170.0295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867064" calcext:value-type="float">
            <text:p>169.78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57225" calcext:value-type="float">
            <text:p>169.5515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7604" calcext:value-type="float">
            <text:p>169.29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6808325" calcext:value-type="float">
            <text:p>169.0680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60183225807" calcext:value-type="float">
            <text:p>168.860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227768" calcext:value-type="float">
            <text:p>168.62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7614116129" calcext:value-type="float">
            <text:p>168.37614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94936" calcext:value-type="float">
            <text:p>168.10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91079" calcext:value-type="float">
            <text:p>167.89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51321142857" calcext:value-type="float">
            <text:p>167.65132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20838967742" calcext:value-type="float">
            <text:p>167.42083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9642075" calcext:value-type="float">
            <text:p>167.1964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7097548387" calcext:value-type="float">
            <text:p>167.00709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05437935484" calcext:value-type="float">
            <text:p>166.80543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97076" calcext:value-type="float">
            <text:p>166.59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3315870968" calcext:value-type="float">
            <text:p>166.44331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3721032258" calcext:value-type="float">
            <text:p>166.24372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90540387097" calcext:value-type="float">
            <text:p>165.99054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9372387097" calcext:value-type="float">
            <text:p>165.78937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57595" calcext:value-type="float">
            <text:p>165.715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4862666667" calcext:value-type="float">
            <text:p>164.97486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75416" calcext:value-type="float">
            <text:p>164.93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0912258065" calcext:value-type="float">
            <text:p>164.860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2323612903" calcext:value-type="float">
            <text:p>164.77232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0652387097" calcext:value-type="float">
            <text:p>164.6006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9802322581" calcext:value-type="float">
            <text:p>164.50980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946116129" calcext:value-type="float">
            <text:p>164.45946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169175" calcext:value-type="float">
            <text:p>164.411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35016" calcext:value-type="float">
            <text:p>164.36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27445" calcext:value-type="float">
            <text:p>164.452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7309142857" calcext:value-type="float">
            <text:p>164.507309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2898116129" calcext:value-type="float">
            <text:p>164.4289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0492363636" calcext:value-type="float">
            <text:p>164.490492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76836" calcext:value-type="float">
            <text:p>164.67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0276129032" calcext:value-type="float">
            <text:p>164.81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79176" calcext:value-type="float">
            <text:p>164.89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0443612903" calcext:value-type="float">
            <text:p>164.97044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9385032258" calcext:value-type="float">
            <text:p>165.07938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6548" calcext:value-type="float">
            <text:p>165.16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544" calcext:value-type="float">
            <text:p>165.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7162285714" calcext:value-type="float">
            <text:p>165.72716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8423741935" calcext:value-type="float">
            <text:p>165.868423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4912774194" calcext:value-type="float">
            <text:p>166.04491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45472" calcext:value-type="float">
            <text:p>166.0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933" calcext:value-type="float">
            <text:p>166.08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224264" calcext:value-type="float">
            <text:p>166.0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9522580645" calcext:value-type="float">
            <text:p>165.90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214875" calcext:value-type="float">
            <text:p>165.782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36768" calcext:value-type="float">
            <text:p>165.66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7553" calcext:value-type="float">
            <text:p>165.587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85768" calcext:value-type="float">
            <text:p>165.49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01975" calcext:value-type="float">
            <text:p>165.410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6196857143" calcext:value-type="float">
            <text:p>165.29619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32571612903" calcext:value-type="float">
            <text:p>165.232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8424774193" calcext:value-type="float">
            <text:p>165.188424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0530064516" calcext:value-type="float">
            <text:p>165.1705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9111" calcext:value-type="float">
            <text:p>165.09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41456" calcext:value-type="float">
            <text:p>164.94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821875" calcext:value-type="float">
            <text:p>164.8182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63972129032" calcext:value-type="float">
            <text:p>164.66397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73952" calcext:value-type="float">
            <text:p>164.4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7873" calcext:value-type="float">
            <text:p>164.337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49648" calcext:value-type="float">
            <text:p>164.28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1046193548" calcext:value-type="float">
            <text:p>164.26104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052" calcext:value-type="float">
            <text:p>164.1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94635" calcext:value-type="float">
            <text:p>164.109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0508645161" calcext:value-type="float">
            <text:p>164.04050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046709677" calcext:value-type="float">
            <text:p>163.92104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875925" calcext:value-type="float">
            <text:p>163.808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19664" calcext:value-type="float">
            <text:p>163.61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040672" calcext:value-type="float">
            <text:p>163.50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56" meta:object-count="0"/>
    <meta:user-defined meta:name="AppVersion">3.0</meta:user-defined>
  </office:meta>
</office:document-meta>
</file>